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fo:text-align="justify" style:justify-single-word="false"/>
      <style:text-properties fo:font-size="12pt" officeooo:rsid="0012bf30" officeooo:paragraph-rsid="0012bf30" style:font-size-asian="12pt" style:font-size-complex="12pt"/>
    </style:style>
    <style:style style:name="P2" style:family="paragraph" style:parent-style-name="Standard">
      <style:paragraph-properties fo:line-height="115%" fo:text-align="justify" style:justify-single-word="false"/>
      <style:text-properties fo:font-size="12pt" officeooo:paragraph-rsid="0012bf30" style:font-size-asian="12pt" style:font-size-complex="12pt"/>
    </style:style>
    <style:style style:name="P3" style:family="paragraph" style:parent-style-name="Standard">
      <style:paragraph-properties fo:line-height="115%" fo:text-align="justify" style:justify-single-word="false"/>
      <style:text-properties fo:font-size="12pt" style:font-size-asian="12pt" style:font-size-complex="12pt"/>
    </style:style>
    <style:style style:name="P4" style:family="paragraph" style:parent-style-name="Standard">
      <style:paragraph-properties fo:line-height="115%" fo:text-align="justify" style:justify-single-word="false"/>
      <style:text-properties fo:font-size="12pt" officeooo:paragraph-rsid="0018cda3" style:font-size-asian="12pt" style:font-size-complex="12pt"/>
    </style:style>
    <style:style style:name="P5" style:family="paragraph" style:parent-style-name="Standard">
      <style:paragraph-properties fo:line-height="115%" fo:text-align="justify" style:justify-single-word="false"/>
      <style:text-properties fo:font-size="12pt" officeooo:paragraph-rsid="0019c46c" style:font-size-asian="12pt" style:font-size-complex="12pt"/>
    </style:style>
    <style:style style:name="P6" style:family="paragraph" style:parent-style-name="Standard">
      <style:paragraph-properties fo:line-height="115%" fo:text-align="justify" style:justify-single-word="false"/>
      <style:text-properties fo:font-size="12pt" officeooo:paragraph-rsid="001a4633" style:font-size-asian="12pt" style:font-size-complex="12pt"/>
    </style:style>
    <style:style style:name="P7" style:family="paragraph" style:parent-style-name="Standard">
      <style:paragraph-properties fo:line-height="115%" fo:text-align="justify"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15%" fo:text-align="justify" style:justify-single-word="false"/>
      <style:text-properties fo:font-size="12pt" officeooo:rsid="0012bf30" officeooo:paragraph-rsid="0012bf30" style:font-size-asian="12pt" style:font-size-complex="12pt"/>
    </style:style>
    <style:style style:name="T1" style:family="text">
      <style:text-properties officeooo:rsid="0018cda3"/>
    </style:style>
    <style:style style:name="T2" style:family="text">
      <style:text-properties fo:font-weight="bold" style:font-weight-asian="bold" style:font-weight-complex="bold"/>
    </style:style>
    <style:style style:name="T3" style:family="text">
      <style:text-properties officeooo:rsid="0019c46c"/>
    </style:style>
    <style:style style:name="T4" style:family="text">
      <style:text-properties officeooo:rsid="001a4633"/>
    </style:style>
    <style:style style:name="T5" style:family="text">
      <style:text-properties officeooo:rsid="001d11cd"/>
    </style:style>
    <style:style style:name="T6" style:family="text">
      <style:text-properties officeooo:rsid="001f1f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tab/><text:tab/><text:tab/><text:tab/><text:tab/><text:span text:style-name="T2">Nduvho Edward Ramashia</text:span></text:p>
      <text:p text:style-name="P2"><text:tab/><text:tab/><text:tab/><text:tab/><text:tab/><text:tab/><text:tab/><text:tab/><text:tab/>35 China Cres </text:p>
      <text:p text:style-name="P2"><text:tab/><text:tab/><text:tab/><text:tab/><text:tab/><text:tab/><text:tab/><text:tab/><text:tab/>Roodepoort </text:p>
      <text:p text:style-name="P2"><text:tab/><text:tab/><text:tab/><text:tab/><text:tab/><text:tab/><text:tab/><text:tab/><text:tab/>2188</text:p>
      <text:p text:style-name="P3"/>
      <text:p text:style-name="P1"><text:tab/><text:tab/><text:tab/><text:tab/><text:tab/><text:tab/><text:tab/><text:tab/><text:tab/>2<text:span text:style-name="T1">6</text:span> <text:span text:style-name="T1">January</text:span> 202<text:span text:style-name="T1">4</text:span></text:p>
      <text:p text:style-name="P3"/>
      <text:p text:style-name="P7">Fluor South Africa (Pty) Limited</text:p>
      <text:p text:style-name="P3">Woodmead North Office Park</text:p>
      <text:p text:style-name="P3">54 Maxwell Drive Jukskei View</text:p>
      <text:p text:style-name="P4">Woodmead </text:p>
      <text:p text:style-name="P4">2191</text:p>
      <text:p text:style-name="P3"/>
      <text:p text:style-name="P3">Dear <text:span text:style-name="T1">Fluor Talent Development personnel</text:span>,</text:p>
      <text:p text:style-name="P3"/>
      <text:p text:style-name="P3">I am writing to express my motivation for choosing a career in electrical/electronic and information engineering as I apply for <text:span text:style-name="T1">bursary program</text:span>. My decision to pursue this field stems from a blend of personal passion and a recognition of its profound impact on modern society.</text:p>
      <text:p text:style-name="P3"/>
      <text:p text:style-name="P3">My interest in electrical/electronic and information engineering began early, driven by a natural curiosity about how things work, particularly in the realm of technology. As I delved into this field through my academic journey, I discovered a dynamic and evolving landscape that continuously challenges and excites me. The joy I find in solving complex problems and the opportunity to innovate are what fuel<text:span text:style-name="T1">s</text:span> my dedication.</text:p>
      <text:p text:style-name="P3"/>
      <text:p text:style-name="P3">This <text:span text:style-name="T3">is one of the</text:span> field<text:span text:style-name="T3">s that</text:span> stands at the forefront of addressing some of the world's most critical challenges, including sustainable energy, advanced communication systems, and the integration of technology in everyday life. My ambition is to contribute to these areas, leveraging my skills to develop solutions that are not only technically sound but also socially responsible and sustainable.</text:p>
      <text:p text:style-name="P3"/>
      <text:p text:style-name="P5">Through my studies <text:span text:style-name="T3">and vaca</text:span><text:span text:style-name="T5">t</text:span><text:span text:style-name="T3">ion</text:span><text:span text:style-name="T5">al</text:span><text:span text:style-name="T3"> works</text:span>, I have engaged in coursework <text:span text:style-name="T3">and</text:span> projects that have sharpened my technical skills and honed my ability to think critically and creatively. I am particularly drawn to the integration of renewable energy systems and the advancement of digital technologies, areas I believe are key to shaping a better future.</text:p>
      <text:p text:style-name="P3"/>
      <text:p text:style-name="P6">Receiving funding from <text:span text:style-name="T4">Fluor</text:span> would greatly support my educational pursuits <text:span text:style-name="T6">and relieve me of my financial pressure</text:span>, enabling me to focus on my studies, <text:span text:style-name="T4">and not constantly worry about things like </text:span><text:span text:style-name="T6">fees, and </text:span><text:span text:style-name="T4">accommodation, which is </text:span><text:span text:style-name="T6">a </text:span><text:span text:style-name="T4">very worrisome thing as I stay far from campus, which is not only time and physically </text:span><text:span text:style-name="T6">inefficient and</text:span><text:span text:style-name="T4"> exhausting, but is also far away from the campus resorces, which I very much need to finish off my academics</text:span>. I am committed to making the most of this opportunity, aspiring to contribute meaningfully to the field of electrical/electronic and information engineering.</text:p>
      <text:p text:style-name="P3"/>
      <text:p text:style-name="P3">Thank you for considering my application. I am eager to further my education and pursue a career in a field that not only aligns with my interests but also has the potential to make a significant positive impact on the world.</text:p>
      <text:p text:style-name="P3"/>
      <text:p text:style-name="P3">Sincerely,</text:p>
      <text:p text:style-name="P1">Nduvho Edward Ramashi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BW"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BW"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3cm" fo:margin-bottom="1.1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23:46:16.998990008</meta:creation-date>
    <dc:date>2024-01-26T20:37:53.963316847</dc:date>
    <meta:editing-duration>PT32M6S</meta:editing-duration>
    <meta:editing-cycles>13</meta:editing-cycles>
    <meta:generator>LibreOffice/7.6.4.1$Linux_X86_64 LibreOffice_project/60$Build-1</meta:generator>
    <meta:print-date>2023-11-28T23:50:47.337564212</meta:print-date>
    <meta:printed-by>PDF files</meta:printed-by>
    <meta:document-statistic meta:table-count="0" meta:image-count="0" meta:object-count="0" meta:page-count="1" meta:paragraph-count="19" meta:word-count="399" meta:character-count="2554" meta:non-whitespace-character-count="2125"/>
  </office:meta>
</office:document-meta>
</file>